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ffcc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ChatText" draw:style-name="gr1" draw:text-style-name="P1" draw:layer="layout" svg:width="5.461cm" svg:height="2.921cm" svg:x="2.27cm" svg:y="11.033cm">
          <text:p text:style-name="P1"><text:span text:style-name="T1">Generator</text:span></text:p>
          <text:p text:style-name="P1"><text:span text:style-name="T1"/></text:p>
          <text:p text:style-name="P1"><text:span text:style-name="T1">Properties</text:span></text:p>
          <text:p text:style-name="P1"><text:span text:style-name="T1">Methods</text:span></text:p>
          <text:p text:style-name="P1"><text:span text:style-name="T1">SetText(),setImag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.461cm" svg:height="2.921cm" svg:x="4.175cm" svg:y="21.574cm">
          <text:p text:style-name="P1"><text:span text:style-name="T1">ChatText</text:span></text:p>
          <text:p text:style-name="P1"><text:span text:style-name="T1"/></text:p>
          <text:p text:style-name="P1"><text:span text:style-name="T1">Properties</text:span></text:p>
          <text:p text:style-name="P1"><text:span text:style-name="T1">(textvalue)</text:span></text:p>
          <text:p text:style-name="P1"><text:span text:style-name="T1">Metho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.461cm" svg:height="2.921cm" svg:x="11.922cm" svg:y="21.447cm">
          <text:p text:style-name="P1"><text:span text:style-name="T1">ChatImage</text:span></text:p>
          <text:p text:style-name="P1"><text:span text:style-name="T1"/></text:p>
          <text:p text:style-name="P1"><text:span text:style-name="T1">Properties</text:span></text:p>
          <text:p text:style-name="P1"><text:span text:style-name="T1">(url)</text:span></text:p>
          <text:p text:style-name="P1"><text:span text:style-name="T1">Method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461cm" svg:height="2.921cm" svg:x="7.858cm" svg:y="16.24cm">
          <text:p text:style-name="P1"><text:span text:style-name="T1">Input</text:span></text:p>
          <text:p text:style-name="P1"><text:span text:style-name="T1"/></text:p>
          <text:p text:style-name="P1"><text:span text:style-name="T1">Properties</text:span></text:p>
          <text:p text:style-name="P1"><text:span text:style-name="T1">Methods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525cm" svg:y1="19.161cm" svg:x2="7.096cm" svg:y2="21.574cm">
          <text:p/>
        </draw:line>
        <draw:line draw:style-name="gr2" draw:text-style-name="P2" draw:layer="layout" svg:x1="10.652cm" svg:y1="19.161cm" svg:x2="14.335cm" svg:y2="21.447cm">
          <text:p/>
        </draw:line>
        <draw:line draw:style-name="gr2" draw:text-style-name="P2" draw:layer="layout" svg:x1="10.525cm" svg:y1="16.24cm" svg:x2="5.064cm" svg:y2="14.081cm">
          <text:p/>
        </draw:line>
        <draw:custom-shape draw:name="ChatText" draw:style-name="gr1" draw:text-style-name="P1" draw:layer="layout" svg:width="5.461cm" svg:height="2.921cm" svg:x="9.89cm" svg:y="7.35cm">
          <text:p text:style-name="P1"><text:span text:style-name="T1">HisDeal</text:span></text:p>
          <text:p text:style-name="P1"><text:span text:style-name="T1"/></text:p>
          <text:p text:style-name="P1"><text:span text:style-name="T1">Properties</text:span></text:p>
          <text:p text:style-name="P1"><text:span text:style-name="T1">Methods</text:span></text:p>
          <text:p text:style-name="P1"><text:span text:style-name="T1">setTextReply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hatText" draw:style-name="gr1" draw:text-style-name="P1" draw:layer="layout" svg:width="5.461cm" svg:height="2.921cm" svg:x="10.652cm" svg:y="2.143cm">
          <text:p text:style-name="P1"><text:span text:style-name="T1">PurchaseItem</text:span></text:p>
          <text:p text:style-name="P1"><text:span text:style-name="T1"/></text:p>
          <text:p text:style-name="P1"><text:span text:style-name="T1">Properties</text:span></text:p>
          <text:p text:style-name="P1"><text:span text:style-name="T1">(buybutton)</text:span></text:p>
          <text:p text:style-name="P1"><text:span text:style-name="T1">Metho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hatText" draw:style-name="gr1" draw:text-style-name="P1" draw:layer="layout" svg:width="5.461cm" svg:height="2.921cm" svg:x="2.27cm" svg:y="4.556cm">
          <text:p text:style-name="P1"><text:span text:style-name="T1">ResultDisplay</text:span></text:p>
          <text:p text:style-name="P1"><text:span text:style-name="T1"/></text:p>
          <text:p text:style-name="P1"><text:span text:style-name="T1">Properties</text:span></text:p>
          <text:p text:style-name="P1"><text:span text:style-name="T1">Methods</text:span></text:p>
          <text:p text:style-name="P1"><text:span text:style-name="T1">verifyRespons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4.937cm" svg:y1="11.033cm" svg:x2="5.064cm" svg:y2="7.477cm">
          <text:p/>
        </draw:line>
        <draw:line draw:style-name="gr2" draw:text-style-name="P2" draw:layer="layout" svg:x1="7.731cm" svg:y1="6.207cm" svg:x2="9.89cm" svg:y2="8.747cm">
          <text:p/>
        </draw:line>
        <draw:line draw:style-name="gr2" draw:text-style-name="P2" draw:layer="layout" svg:x1="7.731cm" svg:y1="6.207cm" svg:x2="10.525cm" svg:y2="3.66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4T14:34:31.801896015</meta:creation-date>
    <dc:date>2014-08-14T15:09:19.538776681</dc:date>
    <meta:editing-duration>PT4M27S</meta:editing-duration>
    <meta:editing-cycles>1</meta:editing-cycles>
    <meta:document-statistic meta:object-count="13"/>
    <meta:generator>LibreOffice/4.2.4.2$Linux_X86_64 LibreOffice_project/420m0$Build-2</meta:generator>
  </office:meta>
</office:document-meta>
</file>